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cm" loext:contextual-spacing="true" fo:line-height="100%"/>
    </style:style>
    <style:style style:name="P2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P3" style:family="paragraph" style:parent-style-name="List_20_Paragraph">
      <style:paragraph-properties fo:margin-top="0cm" fo:margin-bottom="0cm" loext:contextual-spacing="true" fo:line-height="100%"/>
      <style:text-properties fo:font-style="italic" style:font-style-asian="italic"/>
    </style:style>
    <style:style style:name="P4" style:family="paragraph" style:parent-style-name="List_20_Paragraph">
      <style:paragraph-properties fo:margin-top="0cm" fo:margin-bottom="0cm" loext:contextual-spacing="true" fo:line-height="100%"/>
      <style:text-properties officeooo:rsid="0009632e" officeooo:paragraph-rsid="0009632e"/>
    </style:style>
    <style:style style:name="P5" style:family="paragraph" style:parent-style-name="List_20_Paragraph">
      <style:paragraph-properties fo:margin-top="0cm" fo:margin-bottom="0cm" loext:contextual-spacing="true" fo:line-height="100%"/>
      <style:text-properties officeooo:rsid="000a57e9" officeooo:paragraph-rsid="000a57e9"/>
    </style:style>
    <style:style style:name="P6" style:family="paragraph" style:parent-style-name="List_20_Paragraph">
      <style:paragraph-properties fo:margin-top="0cm" fo:margin-bottom="0cm" loext:contextual-spacing="true" fo:line-height="100%"/>
      <style:text-properties officeooo:rsid="000c29a5" officeooo:paragraph-rsid="000c29a5"/>
    </style:style>
    <style:style style:name="P7" style:family="paragraph" style:parent-style-name="List_20_Paragraph">
      <style:paragraph-properties fo:margin-top="0cm" fo:margin-bottom="0cm" loext:contextual-spacing="true" fo:line-height="100%"/>
      <style:text-properties officeooo:rsid="000de630" officeooo:paragraph-rsid="000de630"/>
    </style:style>
    <style:style style:name="P8" style:family="paragraph" style:parent-style-name="Title" style:master-page-name="Standard">
      <style:paragraph-properties style:page-number="auto"/>
    </style:style>
    <style:style style:name="P9" style:family="paragraph" style:parent-style-name="Standard">
      <style:paragraph-properties fo:text-align="end" style:justify-single-word="false">
        <style:tab-stops>
          <style:tab-stop style:position="8.414cm"/>
        </style:tab-stops>
      </style:paragraph-properties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solid" style:text-underline-width="auto" style:text-underline-color="font-color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officeooo:rsid="000c29a5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xercices sur les chaînes de caractères (partie 1)</text:p>
      <text:p text:style-name="P10"/>
      <text:p text:style-name="P10">Pour chacun des énoncés suivants, donnez la <text:span text:style-name="T1">déclaration</text:span> de la fonction avec les bons paramètres formels et le bon type de retour. </text:p>
      <text:p text:style-name="P10"/>
      <text:p text:style-name="P10"/>
      <text:list xml:id="list1209684065" text:style-name="WWNum1">
        <text:list-item>
          <text:p text:style-name="P2">Une fonction qui reçoit une chaîne de caractères et qui retourne sa longueur .</text:p>
        </text:list-item>
      </text:list>
      <text:p text:style-name="P1"><text:span text:style-name="T2">ex</text:span><text:span text:style-name="T3">: si elle reçoit "Bonjour", elle retourne 7.</text:span></text:p>
      <text:p text:style-name="P1"><text:span text:style-name="T3"/></text:p>
      <text:p text:style-name="P4"><text:span text:style-name="T3">char longueur (char chaine []);</text:span></text:p>
      <text:p text:style-name="P1"/>
      <text:list xml:id="list212811156561885" text:continue-numbering="true" text:style-name="WWNum1">
        <text:list-item>
          <text:p text:style-name="P2">Une fonction qui reçoit une chaîne de caractères et un caractère, et qui retourne le nombre de fois que ce caractère apparait dans la chaîne.</text:p>
        </text:list-item>
      </text:list>
      <text:p text:style-name="P1"><text:span text:style-name="T2">ex</text:span><text:span text:style-name="T3">: si elle reçoit "Bonjour" et 'o', elle retourne 2.</text:span></text:p>
      <text:p text:style-name="P1"><text:span text:style-name="T3"/></text:p>
      <text:p text:style-name="P4"><text:span text:style-name="T4">int</text:span><text:span text:style-name="T3"> caractereApparait (char chaine [], char caractere)</text:span></text:p>
      <text:p text:style-name="P1"/>
      <text:list xml:id="list212810383149090" text:continue-numbering="true" text:style-name="WWNum1">
        <text:list-item>
          <text:p text:style-name="P2">Une fonction qui reçoit une chaîne de caractères et affiche la chaîne à l'envers à l'écran.</text:p>
        </text:list-item>
      </text:list>
      <text:p text:style-name="P1"><text:span text:style-name="T2">ex</text:span><text:span text:style-name="T3">: si elle reçoit "Bonjour", elle affiche "ruojnoB".</text:span></text:p>
      <text:p text:style-name="P1"><text:span text:style-name="T3"/></text:p>
      <text:p text:style-name="P5"><text:span text:style-name="T4">void</text:span><text:span text:style-name="T3"> chaineEnverse (char chaine [],)</text:span></text:p>
      <text:p text:style-name="P1"/>
      <text:list xml:id="list212810366737807" text:continue-numbering="true" text:style-name="WWNum1">
        <text:list-item>
          <text:p text:style-name="P2">Une fonction qui reçoit une chaîne de caractères et qui retourne <text:span text:style-name="T3">true</text:span> si c'est un palindrome, <text:span text:style-name="T3">false</text:span> sinon. Un palindrome est une chaîne qui peut se lire de gauche à droite et de droite à gauche. Par exemple, le verbe ressasser est un palindrome.</text:p>
        </text:list-item>
      </text:list>
      <text:p text:style-name="P1"/>
      <text:p text:style-name="P5">Bool palindrome (char chaine [])</text:p>
      <text:p text:style-name="P1"/>
      <text:list xml:id="list212811889552124" text:continue-numbering="true" text:style-name="WWNum1">
        <text:list-item>
          <text:p text:style-name="P2">Une fonction qui reçoit une chaîne de caractères et inverse la chaîne <text:span text:style-name="T1">en mémoire</text:span>.</text:p>
        </text:list-item>
      </text:list>
      <text:p text:style-name="P1"><text:span text:style-name="T2">ex</text:span><text:span text:style-name="T3">: si elle reçoit "Bonjour", la chaîne contiendra "ruojnoB" à la suite de l'appel.</text:span></text:p>
      <text:p text:style-name="P1"/>
      <text:list xml:id="list212810699660419" text:continue-numbering="true" text:style-name="WWNum1">
        <text:list-item>
          <text:p text:style-name="P2">Une fonction qui reçoit deux chaînes de caractères et qui copie la seconde dans la première.</text:p>
        </text:list-item>
      </text:list>
      <text:p text:style-name="P1"><text:span text:style-name="T2">ex</text:span><text:span text:style-name="T3">: si elle reçoit "Hello" et "world", après l'appel la première contiendra "world".</text:span></text:p>
      <text:p text:style-name="P1"><text:span text:style-name="T3"/></text:p>
      <text:p text:style-name="P5"><text:span text:style-name="T3">Void <text:s text:c="2"/>chaineCaractere (char chaine1[], chaine2[])</text:span></text:p>
      <text:p text:style-name="P1"/>
      <text:list xml:id="list212810840321046" text:continue-numbering="true" text:style-name="WWNum1">
        <text:list-item>
          <text:p text:style-name="P2">Une fonction qui reçoit deux chaînes de caractères et qui copie les caractères de la seconde à la fin de la première.</text:p>
        </text:list-item>
      </text:list>
      <text:p text:style-name="P1"><text:span text:style-name="T2">ex</text:span><text:span text:style-name="T3">: si elle reçoit "Bonjour" et "tout le monde", après l'appel la première chaîne contiendra "Bonjourtout le monde".</text:span></text:p>
      <text:p text:style-name="P1"/>
      <text:p text:style-name="P6">Void chaineCaracter  <text:s/>(char chainePremiere [], char chaineSeconde [])</text:p>
      <text:p text:style-name="P6"/>
      <text:list xml:id="list212810723097814" text:continue-numbering="true" text:style-name="WWNum1">
        <text:list-item>
          <text:p text:style-name="P2">Une fonction qui reçoit une chaîne de caractères et enlève les espaces inutiles au début et à la fin.</text:p>
        </text:list-item>
      </text:list>
      <text:p text:style-name="P1"><text:span text:style-name="T2">ex</text:span><text:span text:style-name="T3">: si elle reçoit " <text:s text:c="3"/>Je suis une chaîne. <text:s text:c="3"/>", après l'appel, la chaîne contiendra "Je suis une chaîne." .</text:span></text:p>
      <text:p text:style-name="P1"><text:span text:style-name="T3"/></text:p>
      <text:p text:style-name="P7"><text:span text:style-name="T3">Void pasEspacesInutiles (char chaine {})</text:span></text:p>
      <text:p text:style-name="P3"/>
      <text:list xml:id="list212810942945131" text:continue-numbering="true" text:style-name="WWNum1">
        <text:list-item>
          <text:p text:style-name="P2">Une fonction qui reçoit deux chaînes de caractères et qui les compare en utilisant l'ordre lexicographique (ordre du dictionnaire). Elle retourne 0 si les chaînes sont identiques, 1 si la première est plus grande que la seconde et -1 sinon.</text:p>
        </text:list-item>
      </text:list>
      <text:p text:style-name="P1"><text:span text:style-name="T2">ex</text:span><text:span text:style-name="T3">: si elle reçoit "Ceci est une chaîne" et "Ceci est une chemise.", elle retournera -1.</text:span></text:p>
      <text:p text:style-name="P1"/>
      <text:p text:style-name="P7">char comparer (char chaine1[], char chaine2[]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C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C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8.414cm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1.249cm" fo:margin-bottom="1.249cm" fo:margin-left="2.251cm" fo:margin-right="2.588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420-P63-SU <text:s text:c="2"/>Algorithme et programmation structurée (C)</text:p>
        <text:p text:style-name="Header"/>
        <text:p text:style-name="Header"/>
      </style:header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Duval</meta:initial-creator>
    <meta:editing-cycles>57</meta:editing-cycles>
    <meta:creation-date>2013-06-14T11:34:00</meta:creation-date>
    <dc:date>2019-08-21T21:28:08.686000000</dc:date>
    <meta:editing-duration>PT2H23M33S</meta:editing-duration>
    <meta:generator>LibreOffice/6.1.4.2$Windows_X86_64 LibreOffice_project/9d0f32d1f0b509096fd65e0d4bec26ddd1938fd3</meta:generator>
    <meta:document-statistic meta:table-count="0" meta:image-count="0" meta:object-count="0" meta:paragraph-count="28" meta:word-count="408" meta:character-count="2429" meta:non-whitespace-character-count="2045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